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center" style:justify-single-word="false"/>
    </style:style>
    <style:style style:name="P2" style:family="paragraph" style:parent-style-name="Standard">
      <style:paragraph-properties fo:margin-top="0in" fo:margin-bottom="0.139in" loext:contextual-spacing="false" fo:line-height="100%" fo:text-align="justify" style:justify-single-word="false"/>
    </style:style>
    <style:style style:name="P3"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color="#1155cc" fo:font-size="12pt" style:text-underline-style="solid" style:text-underline-width="auto" style:text-underline-color="font-colo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Doom that Came to Tambelon</text:span></text:p>
      <text:p text:style-name="P1"><text:span text:style-name="T2">[Adventure] [Comedy]</text:span></text:p>
      <text:p text:style-name="P1"><text:span text:style-name="T2">Autor: MagnetBolt</text:span></text:p>
      <text:p text:style-name="P1"><text:span text:style-name="T2">Link: </text:span><text:a xlink:type="simple" xlink:href="https://www.fimfiction.net/story/400688/the-doom-that-came-to-tambelon" text:style-name="Internet_20_link" text:visited-style-name="Visited_20_Internet_20_Link"><text:span text:style-name="T4">https://www.fimfiction.net/story/400688/the-doom-that-came-to-tambelon</text:span></text:a></text:p>
      <text:p text:style-name="P2"><text:span text:style-name="T3">Wydawać by się mogło, że jeżeli chodzi o te wszystkie historie, w których bohater wyrusza w drogę (ale najpierw zbiera drużynę), by pokonać wielkiego złego, to powiedziano już chyba wszystko. Błąd! Na szczęście dla naszych czytelników z tego starego schematu da się wycisnąć coś jeszcze i stworzyć przyjemne opowiadanie.</text:span></text:p>
      <text:p text:style-name="P2"><text:span text:style-name="T2">Fanfik zaczyna się, gdy Cadance, Twilight i reszta Głównej Szóstki zostają pilnie wezwane do Canterlot z powodu bliżej nieokreślonej, acz ważnej sprawy. Pozostała oczywiście kwestia opieki nad Flurry Heart, czym ma zająć się Starlight do spółki z Trixie i Fizzle… ehem, przepraszam… Tempest. Sielanka nie trwa zbyt długo, gdyż klaczka nagle zostaje uprowadzona przez n-tego już, powracającego po tysiącu lat do Equestrii złodupca, który znów zamierza siać zniszczenie i rzepak. Opiekunki postanawiają wyruszyć do mrocznego Tambelonu, by odzyskać Flurry, zapobiec apokalipsie i na dodatek dokonać tego wszystkiego zanim Twilight wróci do zamku...</text:span></text:p>
      <text:p text:style-name="P2"><text:span text:style-name="T2">Jeśli miałbym wskazać największą zaletę fanfika, byłby to humor, występujący tu w dużym stężeniu, który jednak powiązany jest mocno z postaciami. Pierwsze skrzypce oczywiście gra trójka głównych bohaterek. Trixie, jak to zawsze, ma wysokie ego oraz zajęcze serce, a dzięki tym cechom dostarcza wielu sytuacji komicznych. Kontrastem dla niej jest Tempest, która choć preferuje siłowe metody, to jednak potrafi też znaleźć dosyć nietypowe rozwiązania niektórych problemów. Gdzieś pośrodku tymczasem znajduje się Starlight, skupiona na odzyskaniu Flurry, przy okazji próbująca dokonać tego w miarę spokojnie, przez co m. in. musi hamować pewne zapędy Tempest. Trzeba też wspomnieć o złej stronie mocy, która jest kolejnym źródłem komizmu sytuacyjnego. Główny antagonista, Grogar, jest taki, jaki powinien być klasyczny Zły Lord, jednak jeżeli chodzi o zajmowanie się dziećmi, jest delikatnie mówiąc nieporadny, co widać chociażby w scenie, gdy mówi Flurry o swych planach. Nieco mniejszą rolę odgrywają miniony - szkielety - które mimo, że ich role są epizodyczne, też mają swoje momenty.</text:span></text:p>
      <text:p text:style-name="P2"><text:span text:style-name="T2">Opowiadanie napisane zostało dość przystępną angielszczyzną. Osoba ucząca się języka Szekspira na poziomie gimnazjum/liceum nie powinna mieć większych kłopotów podczas lektury. Styl też nie jest przekombinowany, dzięki czemu fika można naprawdę szybko pochłonąć. Jeżeli chodzi o jakiekolwiek wady, to nie uświadczyłem żadnych poza tym, że dzieło to jednak się kończy, bo jednak chciałoby się jeszcze więcej tego towaru.</text:span></text:p>
      <text:p text:style-name="P2"><text:span text:style-name="T2">Moja ostateczna ocena to 10/10. Fanfika polecam z czystym sercem, zresztą do tej pory przeczytany został na Fimfiction około tysiąca razy i do chwili, w której piszę te słowa, nie zdobył ani jednej łapki w dół. Pozdrawiam i zapraszam do lektury!</text:span></text:p>
      <text:p text:style-name="P2"><text:span text:style-name="T2">Baner: </text:span><text:a xlink:type="simple" xlink:href="https://starspirit5.deviantart.com/art/Hello-Trixie-my-old-friend-608007701" text:style-name="Internet_20_link" text:visited-style-name="Visited_20_Internet_20_Link"><text:span text:style-name="T4">https://starspirit5.deviantart.com/art/Hello-Trixie-my-old-friend-608007701</text:span></text:a></text:p>
      <text:p text:style-name="P2"><text:a xlink:type="simple" xlink:href="https://pre00.deviantart.net/180d/th/pre/f/2016/130/7/c/hello_trixie__my_old_friend_by_scootiebloom-da1zpqt.png" text:style-name="Internet_20_link" text:visited-style-name="Visited_20_Internet_20_Link"><text:span text:style-name="T4">https://pre00.deviantart.net/180d/th/pre/f/2016/130/7/c/hello_trixie__my_old_friend_by_scootiebloom-da1zpqt.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413" meta:character-count="3050" meta:non-whitespace-character-count="2648"/>
    <meta:generator>LibreOfficeDev/5.1.0.3$Linux_X86_64 LibreOffice_project/</meta:generator>
  </office:meta>
</office:document-meta>
</file>